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2.469cm" fo:margin-right="-0.018cm" fo:text-indent="0cm" style:auto-text-indent="false">
        <style:tab-stops>
          <style:tab-stop style:position="-0.476cm"/>
        </style:tab-stops>
      </style:paragraph-properties>
    </style:style>
    <style:style style:name="P68" style:family="paragraph" style:parent-style-name="Text_20_body">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Text_20_body">
      <style:text-properties fo:language="ca" fo:country="ES" fo:background-color="transparent" style:language-asian="zxx" style:country-asian="none" style:language-complex="zxx" style:country-complex="none"/>
    </style:style>
    <style:style style:name="P71" style:family="paragraph" style:parent-style-name="Text_20_body">
      <style:text-properties fo:language="ca" fo:country="ES" fo:background-color="#ffff00" style:language-asian="zxx" style:country-asian="none" style:language-complex="zxx" style:country-complex="none"/>
    </style:style>
    <style:style style:name="P72" style:family="paragraph" style:parent-style-name="Text_20_body">
      <style:text-properties fo:language="zxx" fo:country="none" style:language-asian="zxx" style:country-asian="none" style:language-complex="zxx" style:country-complex="none"/>
    </style:style>
    <style:style style:name="P73"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4" style:family="paragraph" style:parent-style-name="Text_20_body">
      <style:text-properties style:font-name="Arial" fo:language="ca" fo:country="ES" style:language-asian="zxx" style:country-asian="none" style:language-complex="zxx" style:country-complex="none"/>
    </style:style>
    <style:style style:name="P7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6"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6"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2"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3" style:family="paragraph" style:parent-style-name="Text_20_body">
      <style:paragraph-properties fo:margin-top="0cm" fo:margin-bottom="0.212cm" fo:text-align="justify" style:justify-single-word="false" style:text-autospace="none"/>
      <style:text-properties fo:language="ca" fo:country="ES"/>
    </style:style>
    <style:style style:name="P94"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5"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8" style:family="paragraph" style:parent-style-name="Quotations">
      <style:paragraph-properties fo:margin-top="0cm" fo:margin-bottom="0cm"/>
      <style:text-properties style:font-name="Courier New" fo:font-size="9pt" style:font-size-asian="9pt" style:font-size-complex="9pt"/>
    </style:style>
    <style:style style:name="P99" style:family="paragraph" style:parent-style-name="Quotations">
      <style:text-properties style:font-name="Courier New" fo:font-size="9pt" style:font-size-asian="9pt" style:font-size-complex="9pt"/>
    </style:style>
    <style:style style:name="P100"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1" style:family="paragraph" style:parent-style-name="Standard" style:master-page-name="First_20_Page">
      <style:paragraph-properties fo:text-align="end" style:justify-single-word="false" style:page-number="auto"/>
      <style:text-properties style:font-name="Arial"/>
    </style:style>
    <style:style style:name="P102" style:family="paragraph" style:parent-style-name="Standard">
      <style:text-properties fo:language="ca" fo:country="ES" style:language-asian="zxx" style:country-asian="none" style:language-complex="zxx" style:country-complex="none"/>
    </style:style>
    <style:style style:name="P10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15">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4">
      <style:text-properties fo:language="ca" fo:country="ES" style:language-asian="zxx" style:country-asian="none" style:language-complex="zxx" style:country-complex="none"/>
    </style:style>
    <style:style style:name="P106" style:family="paragraph" style:parent-style-name="Standard" style:list-style-name="L10">
      <style:text-properties fo:language="ca" fo:country="ES" style:language-asian="zxx" style:country-asian="none" style:language-complex="zxx" style:country-complex="none"/>
    </style:style>
    <style:style style:name="P107" style:family="paragraph" style:parent-style-name="Standard" style:list-style-name="L12">
      <style:text-properties fo:language="ca" fo:country="ES" style:language-asian="zxx" style:country-asian="none" style:language-complex="zxx" style:country-complex="none"/>
    </style:style>
    <style:style style:name="P108"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09" style:family="paragraph" style:parent-style-name="Standard" style:list-style-name="L14">
      <style:text-properties fo:language="ca" fo:country="ES" style:language-asian="zxx" style:country-asian="none" style:language-complex="zxx" style:country-complex="none"/>
    </style:style>
    <style:style style:name="P11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12"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11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14" style:family="paragraph" style:parent-style-name="Standard">
      <style:text-properties style:font-name="Courier New" fo:language="ca" fo:country="ES" style:language-asian="zxx" style:country-asian="none" style:language-complex="zxx" style:country-complex="none"/>
    </style:style>
    <style:style style:name="P11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7" style:family="paragraph" style:parent-style-name="Standard">
      <style:paragraph-properties fo:margin-left="1.27cm" fo:margin-right="0cm" fo:text-align="justify" style:justify-single-word="false" fo:text-indent="0cm" style:auto-text-indent="false"/>
    </style:style>
    <style:style style:name="P118" style:family="paragraph" style:parent-style-name="Heading_20_2">
      <style:text-properties fo:language="ca" fo:country="ES" style:language-asian="zxx" style:country-asian="none" style:language-complex="zxx" style:country-complex="none"/>
    </style:style>
    <style:style style:name="P119" style:family="paragraph" style:parent-style-name="Heading_20_2">
      <style:text-properties fo:font-style="normal" fo:font-weight="bold" style:font-style-asian="normal" style:font-weight-asian="bold" style:font-style-complex="normal" style:font-weight-complex="bold"/>
    </style:style>
    <style:style style:name="P120" style:family="paragraph" style:parent-style-name="Table_20_Contents" style:list-style-name="L5"/>
    <style:style style:name="P121" style:family="paragraph" style:parent-style-name="Table_20_Contents" style:list-style-name="L6"/>
    <style:style style:name="P122" style:family="paragraph" style:parent-style-name="Table_20_Contents" style:list-style-name="L7"/>
    <style:style style:name="P123" style:family="paragraph" style:parent-style-name="Table_20_Contents" style:list-style-name="L9"/>
    <style:style style:name="P124" style:family="paragraph" style:parent-style-name="Table_20_Contents" style:list-style-name="L11"/>
    <style:style style:name="P12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6" style:family="paragraph" style:parent-style-name="Table_20_Contents">
      <style:text-properties style:font-name="Courier New" fo:font-size="10pt" style:font-size-asian="10pt" style:font-size-complex="10pt"/>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Contents_20_4">
      <style:paragraph-properties>
        <style:tab-stops>
          <style:tab-stop style:position="15.503cm" style:type="right" style:leader-style="dotted" style:leader-text="."/>
        </style:tab-stops>
      </style:paragraph-properties>
    </style:style>
    <style:style style:name="P131"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32" style:family="paragraph" style:parent-style-name="Heading_20_3">
      <style:text-properties fo:language="ca" fo:country="ES" fo:background-color="transparent" style:language-asian="zxx" style:country-asian="none" style:language-complex="zxx" style:country-complex="none"/>
    </style:style>
    <style:style style:name="P133" style:family="paragraph" style:parent-style-name="Heading_20_3">
      <style:text-properties fo:language="ca" fo:country="ES" style:language-asian="zxx" style:country-asian="none" style:language-complex="zxx" style:country-complex="none"/>
    </style:style>
    <style:style style:name="P134" style:family="paragraph" style:parent-style-name="Heading_20_3">
      <style:text-properties fo:font-weight="bold" style:font-weight-asian="bold" style:font-weight-complex="bold"/>
    </style:style>
    <style:style style:name="P135" style:family="paragraph" style:parent-style-name="Heading_20_4">
      <style:text-properties fo:language="ca" fo:country="ES" style:language-asian="zxx" style:country-asian="none" style:language-complex="zxx" style:country-complex="none"/>
    </style:style>
    <style:style style:name="P13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8" style:family="paragraph" style:parent-style-name="Text_20_body" style:list-style-name="L8">
      <style:text-properties fo:language="ca" fo:country="ES" style:language-asian="zxx" style:country-asian="none" style:language-complex="zxx" style:country-complex="none"/>
    </style:style>
    <style:style style:name="P139" style:family="paragraph" style:parent-style-name="Text_20_body" style:list-style-name="L13"/>
    <style:style style:name="P140"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1"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language="zxx" fo:country="none" fo:font-weight="normal" style:font-weight-asian="normal" style:font-weight-complex="normal"/>
    </style:style>
    <style:style style:name="T9" style:family="text">
      <style:text-properties style:font-name="Courier New" fo:language="ca" fo:country="ES" style:language-asian="zxx" style:country-asian="none" style:language-complex="zxx" style:country-complex="none"/>
    </style:style>
    <style:style style:name="T10"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1"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2" style:family="text">
      <style:text-properties fo:language="zxx" fo:country="none"/>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fo:background-color="transparent"/>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fo:background-color="#ffff00"/>
    </style:style>
    <style:style style:name="T18" style:family="text">
      <style:text-properties style:font-name="Arial1" fo:font-size="11pt" fo:background-color="transparent"/>
    </style:style>
    <style:style style:name="T19" style:family="text">
      <style:text-properties style:font-name="Arial1" fo:font-size="11pt" fo:language="zxx" fo:country="none" fo:background-color="transparent" style:language-asian="zxx" style:country-asian="none" style:language-complex="zxx" style:country-complex="none"/>
    </style:style>
    <style:style style:name="T20" style:family="text">
      <style:text-properties style:font-name="Arial" fo:language="ca" fo:country="ES" style:language-asian="zxx" style:country-asian="none" style:language-complex="zxx" style:country-complex="none"/>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weight="normal" style:font-weight-asian="normal" style:font-weight-complex="normal"/>
    </style:style>
    <style:style style:name="T23"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36"/>
      <text:p text:style-name="P36"/>
      <text:p text:style-name="P36"/>
      <text:p text:style-name="P36"/>
      <text:p text:style-name="P36"/>
      <text:p text:style-name="P36"/>
      <text:p text:style-name="P36"/>
      <text:p text:style-name="P36"/>
      <text:p text:style-name="P38"><draw:frame draw:style-name="fr2" draw:name="gráficos2" text:anchor-type="paragraph" svg:width="6.391cm" svg:height="3.346cm" draw:z-index="64"><draw:image xlink:href="Pictures/10000201000000E90000007A22269BDC.png" xlink:type="simple" xlink:show="embed" xlink:actuate="onLoad"/></draw:frame></text:p>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6"><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7">1.-Introducció<text:tab/>5</text:p>
          <text:p text:style-name="P127">2.-Configurar JBOSS<text:tab/>5</text:p>
          <text:p text:style-name="P128">2.1.-Instal·lació de JBoss<text:tab/>5</text:p>
          <text:p text:style-name="P128">2.2.-Configurar Servidor JBoss<text:tab/>6</text:p>
          <text:p text:style-name="P129">2.2.1.-Directori de PortaFIB<text:tab/>6</text:p>
          <text:p text:style-name="P129">2.2.2.-Port Segur HTTPS<text:tab/>7</text:p>
          <text:p text:style-name="P129">2.2.3.-Publicar Ports a peticions externes<text:tab/>8</text:p>
          <text:p text:style-name="P129">2.2.4.-Requeriments de memòria<text:tab/>8</text:p>
          <text:p text:style-name="P129">2.2.5.-Permetre consultes sobre múltiples Datasources<text:tab/>8</text:p>
          <text:p text:style-name="P129">2.2.6.-Autenticador WSBASIC<text:tab/>8</text:p>
          <text:p text:style-name="P128">2.3.-Fitxers de Configuració<text:tab/>9</text:p>
          <text:p text:style-name="P129">2.3.1.-Fitxer JDBC d'accés a BBDD<text:tab/>9</text:p>
          <text:p text:style-name="P130">2.3.1.1.-Oracle<text:tab/>9</text:p>
          <text:p text:style-name="P130">2.3.1.2.-PostgreSQL<text:tab/>9</text:p>
          <text:p text:style-name="P129">2.3.2.-Fitxer de Propietats<text:tab/>9</text:p>
          <text:p text:style-name="P130">2.3.2.1.-Propietats Generals PortaFIB<text:tab/>9</text:p>
          <text:p text:style-name="P130">2.3.2.2.-Plugins<text:tab/>12</text:p>
          <text:p text:style-name="P129">2.3.3.-Configurar Coes<text:tab/>12</text:p>
          <text:p text:style-name="P129">2.3.4.-Configurar Servidor de Correu<text:tab/>12</text:p>
          <text:p text:style-name="P129">2.3.5.-Autenticació i Autorització per Usuaris Persona<text:tab/>13</text:p>
          <text:p text:style-name="P129">2.3.6.-Autenticació i Autorització per Usuaris Aplicació<text:tab/>14</text:p>
          <text:p text:style-name="P128">2.4.-Copia de binaris<text:tab/>14</text:p>
          <text:p text:style-name="P128">2.5.-DataSources<text:tab/>15</text:p>
          <text:p text:style-name="P127">3.-Plugins<text:tab/>15</text:p>
          <text:p text:style-name="P128">3.1.-Plugin de Conversió de Documents<text:tab/>15</text:p>
          <text:p text:style-name="P128">3.2.-Plugin de Certificat<text:tab/>16</text:p>
          <text:p text:style-name="P129">3.2.1.-Plugin Fake<text:tab/>16</text:p>
          <text:p text:style-name="P129">3.2.2.-Plugin @firma CXF<text:tab/>16</text:p>
          <text:p text:style-name="P129">3.2.3.-Plugin @firma<text:tab/>16</text:p>
          <text:p text:style-name="P128">3.3.-Plugin de Informació d'Usuari<text:tab/>17</text:p>
          <text:p text:style-name="P129">3.3.1.-Plugin de UserInformation via DataBase<text:tab/>18</text:p>
          <text:p text:style-name="P129">3.3.2.-Plugin de UserInformation via LDAP<text:tab/>19</text:p>
          <text:p text:style-name="P128">3.4.-Plugin de Custòdia Documental<text:tab/>21</text:p>
          <text:p text:style-name="P129">3.4.1.-Plugin de Custòdia emprant el Sistema de Fitxers<text:tab/>21</text:p>
          <text:p text:style-name="P130">3.4.1.1.-Com instal·lar un servidor de validació pel plugin de custòdia emprant el <text:s/>sistema de fitxers<text:tab/>22</text:p>
          <text:p text:style-name="P129">3.4.2.-Plugin de Custòdia emprant Alfresco<text:tab/>22</text:p>
          <text:p text:style-name="P129">3.4.3.-Plugin de Custòdia emprant Custodia de la CAIB<text:tab/>22</text:p>
          <text:p text:style-name="P127">4.-Gestió de BBDD<text:tab/>23</text:p>
          <text:p text:style-name="P128">4.1.-Crear usuari i BBDD per PortaFIB<text:tab/>23</text:p>
          <text:p text:style-name="P129">4.1.1.-Connectar-se a la BBDD<text:tab/>23</text:p>
          <text:p text:style-name="P129">4.1.2.-Crearem l'usuari portafib:<text:tab/>23</text:p>
          <text:p text:style-name="P129">4.1.3.-Crear la BBDD<text:tab/>24</text:p>
          <text:p text:style-name="P128">4.2.-Crear esquema de taules i inserir dades<text:tab/>24</text:p>
          <text:p text:style-name="P129"><text:soft-page-break/>4.2.1.-Connectar-se al servidor de BBDD amb l'usuari portafib:<text:tab/>24</text:p>
          <text:p text:style-name="P129">4.2.2.-Donam permisos al usuari:<text:tab/>24</text:p>
          <text:p text:style-name="P129">4.2.3.-Importam l'estructura de taules i dades dins la BBDD<text:tab/>24</text:p>
          <text:p text:style-name="P129">4.2.4.-Sortir<text:tab/>25</text:p>
          <text:p text:style-name="P128">4.3.-Crear usuari i BBDD per la gestió d'usuaris PortaFIB.<text:tab/>25</text:p>
          <text:p text:style-name="P127">5.-Annexes<text:tab/>26</text:p>
          <text:p text:style-name="P128">5.1.-ANNEX I: Compilar PortaFIB des de subversion de sourceforge<text:tab/>26</text:p>
          <text:p text:style-name="P129">5.1.1.-SVN CheckOut<text:tab/>26</text:p>
          <text:p text:style-name="P129">5.1.2.-Llibreries sense repositori a Internet<text:tab/>26</text:p>
          <text:p text:style-name="P129">5.1.3.-Firma del jar l'Applet o Applet firmat per defecte<text:tab/>26</text:p>
          <text:p text:style-name="P130">5.1.3.1.-Utilitzar Applet ja Firmat<text:tab/>27</text:p>
          <text:p text:style-name="P130">5.1.3.2.-Compilar i Firmar l'Applet <text:tab/>27</text:p>
          <text:p text:style-name="P129">5.1.4.-Compilació<text:tab/>27</text:p>
          <text:p text:style-name="P128">5.2.-Annex II: Creació de Keystore i Truststore per JBoss<text:tab/>29</text:p>
          <text:p text:style-name="P129">5.2.1.-Introducció<text:tab/>29</text:p>
          <text:p text:style-name="P129">5.2.2.-Afegir certificats a keystore:<text:tab/>29</text:p>
          <text:p text:style-name="P129">5.2.3.-Llistar certificats de keystore<text:tab/>29</text:p>
          <text:p text:style-name="P129">5.2.4.-Configurar Navegadors amb Certificats de Client<text:tab/>29</text:p>
          <text:p text:style-name="P128">5.3.-Annex III Configurar OpenOffice com a servei en Linux<text:tab/>30</text:p>
          <text:p text:style-name="P129">5.3.1.-Instal·lar OpenOffice<text:tab/>30</text:p>
          <text:p text:style-name="P129">5.3.2.-Arrancar OpenOffice com a Servei<text:tab/>30</text:p>
          <text:p text:style-name="P129">5.3.3.-Script per Arrancar OpenOffice com a Servei<text:tab/>31</text:p>
        </text:index-body>
      </text:table-of-content>
      <text:p text:style-name="Text_20_body"/>
      <text:p text:style-name="P65"/>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836899025844303467" text:style-name="L1">
        <text:list-item>
          <text:p text:style-name="P103">Com a SO emprarem un Linux (Ubuntu) i les comandes que es mostren són per aquest sistema, encara que són fàcilment exportable a altres SO com Windows.</text:p>
        </text:list-item>
        <text:list-item>
          <text:p text:style-name="P103">El sgbd serà PostgreSQL , encara que es poden fer algunes referències a altres com oracle. </text:p>
        </text:list-item>
        <text:list-item>
          <text:p text:style-name="P103">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3">PortaFIB en mode JAAS, permet el login autenticant-se de forma BASIC i/o CLIENT-CERT (aquests modes depenen del tipus de compilació realitzada sobre el codi font)</text:p>
        </text:list-item>
      </text:list>
      <text:p text:style-name="P42"/>
      <text:p text:style-name="P42"><text:tab/>Com a primera tasca, hem d'aconseguir un binari del producte PortaFIB. Per això hi ha dues alternatives.</text:p>
      <text:p text:style-name="P66">(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117"><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16"/>
      <text:p text:style-name="P42"><text:tab/>Una vegada seguides les passes del punt (A) o (B) obtindrem en el nostre “home” un directori <text:s/>$HOME/portafib amb tots els fitxers necessaris per a la instal·lació.</text:p>
      <text:p text:style-name="P42"/>
      <text:h text:style-name="Heading_20_1" text:outline-level="1">Configurar JBOSS</text:h>
      <text:p text:style-name="P39"/>
      <text:h text:style-name="P118" text:outline-level="2">Instal·lació de JBoss</text:h>
      <text:p text:style-name="P39"/>
      <text:p text:style-name="P42"><text:tab/>Es requereix un JBoss 5.1 amb el parxe de CXF per poder córrer l'aplicació, i per això <text:soft-page-break/>necessitarem un JDK 1.6<text:note text:id="ftn1" text:note-class="footnote"><text:note-citation>1</text:note-citation><text:note-body><text:p text:style-name="P100"><text:s text:c="3"/>En el nostre cas empram 1.6.0_33-b05</text:p></text:note-body></text:note> per fer-ho funcionar. No s'ha provat si aquest producte funciona correctament en versions superiors tant de JBoss com de Màquina Virtual Java. </text:p>
      <text:p text:style-name="P39"/>
      <text:p text:style-name="P42"><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2"><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9"><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able:table table:name="Taula4" table:style-name="Taula4">
        <table:table-column table:style-name="Taula4.A"/>
        <table:table-column table:style-name="Taula4.B"/>
        <table:table-row>
          <table:table-cell table:style-name="Taula4.A1" office:value-type="string">
            <text:p text:style-name="P97"><text:s/><draw:frame draw:style-name="fr4" draw:name="gràfics1" text:anchor-type="as-char" svg:width="1.339cm" svg:height="1.339cm" draw:z-index="63"><draw:image xlink:href="Pictures/10000201000000330000003367444CDA.png" xlink:type="simple" xlink:show="embed" xlink:actuate="onLoad"/></draw:frame></text:p>
          </table:table-cell>
          <table:table-cell table:style-name="Taula4.B1" office:value-type="string">
            <text:p text:style-name="P75">En l'entorn de la CAIB (Govern Balear) <text:s/>es requereixen els següents productes:</text:p>
            <text:list xml:id="list6882441817007269036" text:style-name="L2">
              <text:list-item>
                <text:p text:style-name="P137">JBoss 5.2.0 AS</text:p>
              </text:list-item>
              <text:list-item>
                <text:p text:style-name="P137">Llibreries de Serveis Web Apache CXF específiques per JBoss 5.2.0 AS (jboss-ep-ws-cxf-5.2.0-installer.zip)</text:p>
              </text:list-item>
              <text:list-item>
                <text:p text:style-name="P137">Aplicar el <text:s/>paquet d'adequació de l'entorn JBoss per a la CAIB (versió 1.6.2): jboss-patch-1.6.2</text:p>
              </text:list-item>
            </text:list>
          </table:table-cell>
        </table:table-row>
      </table:table>
      <text:p text:style-name="P42"/>
      <text:p text:style-name="P39"/>
      <text:p text:style-name="P39"/>
      <text:h text:style-name="Heading_20_2" text:outline-level="2">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text:soft-page-break/></text:p>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5">&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69"><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19">run.conf (o run.conf.bat si estam amb Windows) de $JBOSS/bin i afegir la </text:span><text:span text:style-name="T19">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3" text:outline-level="3">Autenticador WSBASIC</text:h>
      <text:p text:style-name="P112"/>
      <table:table table:name="Taula5" table:style-name="Taula5">
        <table:table-column table:style-name="Taula5.A"/>
        <table:table-column table:style-name="Taula5.B"/>
        <table:table-row>
          <table:table-cell table:style-name="Taula5.A1" office:value-type="string">
            <text:p text:style-name="P97"><text:s/><draw:frame draw:style-name="fr4" draw:name="gràfics2" text:anchor-type="as-char" svg:width="1.339cm" svg:height="1.339cm" draw:z-index="67"><draw:image xlink:href="Pictures/10000201000000330000003367444CDA.png" xlink:type="simple" xlink:show="embed" xlink:actuate="onLoad"/></draw:frame></text:p>
          </table:table-cell>
          <table:table-cell table:style-name="Taula5.B1" office:value-type="string">
            <text:p text:style-name="P75">En l'entorn de la CAIB (Govern Balear) <text:s/>aquest punt s'ha d'ometre ja que el patch de la CAIB ja configura els autenticadors.</text:p>
          </table:table-cell>
        </table:table-row>
      </table:table>
      <text:p text:style-name="P56"/>
      <text:p text:style-name="P56"><text:tab/>S'ha d'obrir el fitxer $JBOSS]/server/default/deployers/jbossweb.deployer/META-INF/war-deployers-jboss-beans.xml. S'ha de cercar un bloc xml <text:s/>"&lt;property name="authenticators"&gt;" i dins aquest bloc s'ha d'inserir un nou autenticador:</text:p>
      <text:p text:style-name="P5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56"/>
      <text:p text:style-name="P56"/>
      <text:h text:style-name="Heading_20_2" text:outline-level="2"><text:soft-page-break/>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3"> $JBOSS/server/default/lib/.</text:span></text:p>
      <text:p text:style-name="P55"/>
      <text:h text:style-name="Heading_20_4" text:outline-level="4">PostgreSQL</text:h>
      <text:p text:style-name="P72"><text:span text:style-name="T18"><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8">http://jdbc.postgresql.org/download/postgresql-8.4-703.jdbc3.jar</text:span></text:a><text:span text:style-name="T18"> i copiar-ho dins el directori </text:span><text:span text:style-name="T18">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4733907704767631674" text:style-name="L3">
        <text:list-header>
          <text:p text:style-name="P115">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ext:p text:style-name="P39"/>
      <text:h text:style-name="Heading_20_4" text:outline-level="4">Propietats Generals PortaFIB</text:h>
      <text:p text:style-name="P39">En aquest fitxer hi ha algunes propietats que requereixen de la intervenció de l'administrador:</text:p>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9">es.caib.portafib.iscaib</text:p>
          </table:table-cell>
          <table:table-cell table:style-name="Tabla38.B2" office:value-type="string">
            <text:p text:style-name="P39"><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1">es.caib.portafib.hibernate.*</text:p>
          </table:table-cell>
          <table:table-cell table:style-name="Tabla38.B2" office:value-type="string">
            <text:p text:style-name="P39"><text:span text:style-name="T21">Propietats de Configuració Hibernate</text:span>: Estableix les propietats de configuració de Hibernate. Les dues propietats més importants són:</text:p>
            <text:list xml:id="list3582763832036863876" text:style-name="L4">
              <text:list-item>
                <text:p text:style-name="P105"><text:s text:c="3"/>es.caib.portafib.hibernate.dialect</text:p>
              </text:list-item>
              <text:list-item>
                <text:p text:style-name="P105"><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39"><text:span text:style-name="T15">Directori d'emmagatzemament de Fitxers</text:span>: PortaFIB necessita un directori on guardar tots els fitxers ja que aquests no es guarden en base de dades. Per això s'ha de definir la propietat<text:span text:style-name="T23"> </text:span><text:span text:style-name="T14">es.caib.portafib.filesdirectory</text:span><text:span text:style-name="T23"> que apunti a un directori existent i amb espai suficient per guardar tots els fitxers. Crearem un directori /portafibfiles i inicialitzarem aquesta propietat a </text:span><text:span text:style-name="T14">es.caib.portafib.filesdirectory</text:span><text:span text:style-name="T23">=/portafibfiles. Un exemple de ruta windows podria ser la següent: </text:span><text:span text:style-name="T14">es.caib.portafib.filesdirectory</text:span><text:span text:style-name="T23">=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3">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3">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3">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3">es.caib.</text:span>portafib.development=false</text:p>
          </table:table-cell>
        </table:table-row>
        <text:soft-page-break/>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3">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3">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3">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3">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3">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3">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1233766460747355235" text:style-name="L5">
              <text:list-item>
                <text:p text:style-name="P120">0 = SHA1withRSA</text:p>
              </text:list-item>
              <text:list-item>
                <text:p text:style-name="P120">1 = SHA256withRSA</text:p>
              </text:list-item>
              <text:list-item>
                <text:p text:style-name="P120">2 = SHA384withRSA</text:p>
              </text:list-item>
              <text:list-item>
                <text:p text:style-name="P120">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2063039456754338143" text:style-name="L6">
              <text:list-item>
                <text:p text:style-name="P121">Firma de documents emprant @firma:</text:p>
              </text:list-item>
            </text:list>
            <text:p text:style-name="P35">es.caib.portafib.applet.signers.AfirmaSigner</text:p>
            <text:list xml:id="list6766855709974714920" text:style-name="L7">
              <text:list-item>
                <text:p text:style-name="P122">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35" text:outline-level="4">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
      <table:table table:name="Tabla22" table:style-name="Tabla22">
        <table:table-column table:style-name="Tabla22.A"/>
        <table:table-row>
          <table:table-cell table:style-name="Tabla22.A1" office:value-type="string">
            <text:p text:style-name="P88">$sudo cp $HOME/portafib/scripts/config/portafib-mailsqueue-service.xml $JBOSS/server/default/deployportafib</text:p>
            <text:p text:style-name="P86"/>
            <text:p text:style-name="P87">$sudo cp $HOME/portafib/scripts/config/portafib-notificacionsqueue-service.xml $JBOSS/server/default/deployportafib</text:p>
            <text:p text:style-name="P49"/>
          </table:table-cell>
        </table:table-row>
      </table:table>
      <text:p text:style-name="P39"/>
      <text:h text:style-name="Heading_20_3" text:outline-level="3">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87">$sudo cp $HOME/portafib/scripts/config/portafib-mail-service.xml $JBOSS/server/default/deployportafib</text:p>
          </table:table-cell>
        </table:table-row>
      </table:table>
      <text:p text:style-name="P39"/>
      <text:p text:style-name="P39"/>
      <text:h text:style-name="Heading_20_3" text:outline-level="3"><text:soft-page-break/>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97"><text:s/><draw:frame draw:style-name="fr4" draw:name="gráficos5" text:anchor-type="as-char" svg:width="1.339cm" svg:height="1.339cm" draw:z-index="54"><draw:image xlink:href="Pictures/10000201000000330000003367444CDA.png" xlink:type="simple" xlink:show="embed" xlink:actuate="onLoad"/></draw:frame></text:p>
          </table:table-cell>
          <table:table-cell table:style-name="Tabla48.B1" office:value-type="string">
            <text:p text:style-name="P75">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7">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
      <text:p text:style-name="P44"><text:tab/>El fitxer associat a la connexió de bases de dades definida amb el nom d'atribut “dsJndiName” es troba en els propis fitxers d'scripts. Només hem de copiar-ho al JBoss:</text:p>
      <text:list xml:id="list30343345" text:continue-list="list4733907704767631674" text:style-name="L3">
        <text:list-header>
          <text:p text:style-name="P110"/>
        </text:list-header>
      </text:list>
      <table:table table:name="Tabla7" table:style-name="Tabla7">
        <table:table-column table:style-name="Tabla7.A"/>
        <table:table-row>
          <table:table-cell table:style-name="Tabla7.A1" office:value-type="string">
            <text:p text:style-name="P73">$sudo cp <text:span text:style-name="T1">$HOME/portafib/scripts/development/seycon-ds.xml </text:span><text:span text:style-name="T1">$JBOSS/server/default/deployportafib</text:span></text:p>
          </table:table-cell>
        </table:table-row>
      </table:table>
      <text:p text:style-name="P70"/>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32" text:outline-level="3"><text:soft-page-break/>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97"><text:s/><draw:frame draw:style-name="fr4" draw:name="gráficos224" text:anchor-type="as-char" svg:width="1.339cm" svg:height="1.339cm" draw:z-index="51"><draw:image xlink:href="Pictures/10000201000000330000003367444CDA.png" xlink:type="simple" xlink:show="embed" xlink:actuate="onLoad"/></draw:frame></text:p>
          </table:table-cell>
          <table:table-cell table:style-name="Tabla59.B1" office:value-type="string">
            <text:p text:style-name="P75">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Copia de binaris</text:h>
      <text:p text:style-name="P68"/>
      <text:p text:style-name="P45"><text:tab/>Els possibles binaris que existeixen es poden generar combinant dues variables amb dos valors possibles:</text:p>
      <text:list xml:id="list30346182" text:continue-numbering="true" text:style-name="L3">
        <text:list-header>
          <text:p text:style-name="P110"/>
        </text:list-header>
      </text:list>
      <text:list xml:id="list5188407693837266398" text:style-name="L8">
        <text:list-item>
          <text:p text:style-name="P138"><text:span text:style-name="T15">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8"><text:span text:style-name="T15">Sistema d'autenticació Basic o Basic&amp;ClientCert</text:span>: Sempre hi haurà un context web /portafib amb autenticació bàsica. Opcionalment, a més és podrà definir autenticació CLIENT-CERT dins un context /portafibs</text:p>
        </text:list-item>
      </text:list>
      <text:p text:style-name="P68"><text:soft-page-break/></text:p>
      <text:p text:style-name="P68">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3">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2">$ sudo cp $HOME<text:span text:style-name="T1">/portafib/earplugins/target/portafib_plugins.ear</text:span> $JBOSS/server/default/deployportafib</text:p>
          </table:table-cell>
        </table:table-row>
      </table:table>
      <text:p text:style-name="P39"/>
      <text:p text:style-name="P39"/>
      <text:h text:style-name="Heading_20_2" text:outline-level="2">DataSources</text:h>
      <text:p text:style-name="P39"/>
      <text:p text:style-name="P74"><text:tab/>Els datasources defineixen l'origen de les dades. Podem trobar una plantilla a $HOME/portafib/scripts/datasources/portafib-ds.xml per PostgreSQL:</text:p>
      <text:p text:style-name="P74"/>
      <text:p text:style-name="P74"/>
      <text:p text:style-name="P74"><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8"/>
      <table:table table:name="Tabla10" table:style-name="Tabla10">
        <table:table-column table:style-name="Tabla10.A"/>
        <table:table-row>
          <table:table-cell table:style-name="Tabla10.A1" office:value-type="string">
            <text:p text:style-name="P89">$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ext:soft-page-break/>
        <table:table-row table:style-name="Tabla39.1">
          <table:table-cell table:style-name="Tabla39.A1" office:value-type="string">
            <text:p text:style-name="P23"><text:span text:style-name="T13">es.caib.</text:span>portafib.documentconverterplugin=</text:p>
            <text:p text:style-name="P24">org.fundaciobit.plugins.documentconverter.openoffice.OpenOfficeDocumentConverterPlugin</text:p>
            <text:p text:style-name="P23"/>
            <text:p text:style-name="P23"><text:span text:style-name="T13">es.caib.portafib.</text:span>plugins.documentconverter.openoffice.host=localhost</text:p>
            <text:p text:style-name="P23"><text:span text:style-name="T13">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19" text:outline-level="2">Plugin de Certificat</text:h>
      <text:p text:style-name="P39"/>
      <text:p text:style-name="P39"><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34" text:outline-level="3">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34" text:outline-level="3">Plugin @firma CXF</text:h>
      <text:p text:style-name="P39"><text:span text:style-name="T15"><text:tab/></text:span><text:span text:style-name="T22">És idèntic al plugin @firma (</text:span><text:span text:style-name="T22"><text:bookmark-ref text:reference-format="number-all-superior" text:ref-name="__RefNumPara__2197_394026072">3.2.3.-</text:bookmark-ref></text:span><text:span text:style-name="T22"><text:bookmark-ref text:reference-format="text" text:ref-name="__RefNumPara__2197_394026072">Plugin @firma</text:bookmark-ref></text:span><text:span text:style-name="T22">)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3">es.caib.portafib.certificateplugin=</text:span>org.fundaciobit.plugins.certificate.afirmacxf.AfirmaCxfCertificatePlugin</text:p>
          </table:table-cell>
        </table:table-row>
      </table:table>
      <text:p text:style-name="P48"/>
      <text:h text:style-name="P134"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2">Si es vol emprar s'ha de definir la següent propietat:</text:span></text:p>
      <text:p text:style-name="P48"><text:soft-page-break/></text:p>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8524973161952417025" text:style-name="L9">
              <text:list-item>
                <text:p text:style-name="P123">MODE_VALIDACIO_SIMPLE = 0</text:p>
              </text:list-item>
              <text:list-item>
                <text:p text:style-name="P123">MODE_VALIDACIO_AMB_REVOCACIO = 1</text:p>
              </text:list-item>
              <text:list-item>
                <text:p text:style-name="P123">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261911111413598404" text:style-name="L10">
        <text:list-item>
          <text:p text:style-name="P106">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6">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text:soft-page-break/></text:p>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2">es.caib.</text:span>portafib.userinformationplugin=<text:span text:style-name="T12">[NOM DE LA CLASSE DEL PLUGIN DE USERINFORMATION]</text:span></text:p>
          </table:table-cell>
        </table:table-row>
      </table:table>
      <text:p text:style-name="P39"><text:s/></text:p>
      <text:h text:style-name="P133"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3">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3">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3">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3">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3">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3">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3">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3">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28"><text:span text:style-name="T13">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3">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3">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3">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33"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text:soft-page-break/></text:p>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able:table-row>
          <table:table-cell table:style-name="Tabla56.A1" office:value-type="string">
            <text:p text:style-name="P49">es.caib.portafib.documentcustodyplugin=<text:span text:style-name="T12">[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en un directori del sistema de fitxers. <text:span text:style-name="T22">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6963823795072710601" text:style-name="L11">
              <text:list-item>
                <text:p text:style-name="P124">{0} = URL de validació</text:p>
              </text:list-item>
              <text:list-item>
                <text:p text:style-name="P124">{1} = custodiaID</text:p>
              </text:list-item>
              <text:list-item>
                <text:p text:style-name="P124">{2} = custodiaPluginClassID</text:p>
              </text:list-item>
              <text:list-item>
                <text:p text:style-name="P124">{3} = data amb hora</text:p>
              </text:list-item>
              <text:list-item>
                <text:p text:style-name="P124">{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39"/>
      <text:h text:style-name="Heading_20_4" text:outline-level="4"><text:soft-page-break/>Com instal·lar un servidor de validació pel plugin de custòdia emprant el <text:s/>sistema de fitxers</text:h>
      <text:p text:style-name="P39"/>
      <text:list xml:id="list8289142971912319327" text:style-name="L12">
        <text:list-item>
          <text:p text:style-name="P107">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3">$JBOSS/server/default/deployportafib/custodia.war</text:span></text:p>
          </table:table-cell>
        </table:table-row>
      </table:table>
      <text:list xml:id="list30341626" text:continue-numbering="true" text:style-name="L12">
        <text:list-item>
          <text:p text:style-name="P107">Copiar dins el directori anterior el fitxer index.jsp que trobarem dins el zip de l'empaquetat o en el codi font en la següent ruta: plugins\plugins-documentcustody\filesystem\index.jsp</text:p>
        </text:list-item>
        <text:list-item>
          <text:p text:style-name="P107">Reiniciar JBoss.</text:p>
        </text:list-item>
      </text:list>
      <text:p text:style-name="P39"/>
      <text:p text:style-name="P39"/>
      <text:h text:style-name="P133" text:outline-level="3">Plugin de Custòdia emprant Alfresco</text:h>
      <text:p text:style-name="P71">&lt;&lt; FALTA - NO IMPLEMENTAT&gt;&gt;</text:p>
      <text:h text:style-name="P133" text:outline-level="3">Plugin de Custòdia emprant Custodia de la CAIB</text:h>
      <text:p text:style-name="P39"/>
      <text:p text:style-name="P39">Aquesta implementació guarda els fitxers en el sistema de Custòdia de la CAIB. <text:span text:style-name="T22">Si es vol emprar s'ha de definir la següent propietat:</text:span></text:p>
      <text:p text:style-name="P48"/>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0347088" text:continue-list="list6963823795072710601" text:style-name="L11">
              <text:list-item>
                <text:p text:style-name="P124">{0} = HASH</text:p>
              </text:list-item>
              <text:list-item>
                <text:p text:style-name="P124">{1} = CodiExtern</text:p>
              </text:list-item>
              <text:list-item>
                <text:p text:style-name="P124">{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ext:soft-page-break/>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0360842" text:continue-list="list30346182" text:style-name="L3">
        <text:list-header>
          <text:p text:style-name="P108"/>
        </text:list-header>
      </text:list>
      <text:h text:style-name="Heading_20_3" text:outline-level="3"><text:span text:style-name="Source_20_Text"><text:span text:style-name="T20">Connectar-se a la BBDD</text:span></text:span></text:h>
      <text:p text:style-name="P54"><text:span text:style-name="Source_20_Text"><text:span text:style-name="T16"/></text:span></text:p>
      <table:table table:name="Tabla25" table:style-name="Tabla25">
        <table:table-column table:style-name="Tabla25.A"/>
        <table:table-row>
          <table:table-cell table:style-name="Tabla25.A1" office:value-type="string">
            <text:p text:style-name="P67"><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7">CREATE USER "portafib" WITH <text:s/>ENCRYPTED PASSWORD 'portafib' NOCREATEUSER;</text:p>
            <text:p text:style-name="P77"/>
          </table:table-cell>
        </table:table-row>
      </table:table>
      <text:p text:style-name="P40"/>
      <text:h text:style-name="Heading_20_3" text:outline-level="3"><text:soft-page-break/>Crear la BBDD</text:h>
      <text:p text:style-name="P40"/>
      <table:table table:name="Tabla13" table:style-name="Tabla13">
        <table:table-column table:style-name="Tabla13.A"/>
        <table:table-row>
          <table:table-cell table:style-name="Tabla13.A1" office:value-type="string">
            <text:p text:style-name="P78">CREATE DATABASE "portafib" WITH OWNER=portafib;</text:p>
          </table:table-cell>
        </table:table-row>
      </table:table>
      <text:p text:style-name="P40"/>
      <text:p text:style-name="P40">i sortirem</text:p>
      <text:p text:style-name="P40"/>
      <table:table table:name="Tabla26" table:style-name="Tabla26">
        <table:table-column table:style-name="Tabla26.A"/>
        <table:table-row>
          <table:table-cell table:style-name="Tabla26.A1" office:value-type="string">
            <text:p text:style-name="P79">\q</text:p>
          </table:table-cell>
        </table:table-row>
      </table:table>
      <text:p text:style-name="P40"/>
      <text:p text:style-name="P40"/>
      <text:h text:style-name="Heading_20_2" text:outline-level="2">Crear esquema de taules i inserir dades</text:h>
      <text:p text:style-name="P77"/>
      <text:h text:style-name="Heading_20_3" text:outline-level="3">Connectar-se al servidor de BBDD amb l'usuari portafib:</text:h>
      <text:p text:style-name="P40"/>
      <table:table table:name="Tabla33" table:style-name="Tabla33">
        <table:table-column table:style-name="Tabla33.A"/>
        <table:table-row>
          <table:table-cell table:style-name="Tabla33.A1" office:value-type="string">
            <text:list xml:id="list30360154" text:continue-numbering="true" text:style-name="L3">
              <text:list-item>
                <text:list>
                  <text:list-header>
                    <text:p text:style-name="P108"><text:span text:style-name="Source_20_Text"><text:span text:style-name="T8">$ psql -h localhost -p 5432 -U portafib -W</text:span></text:span><text:span text:style-name="T8"> -d portafib</text:span></text:p>
                  </text:list-header>
                </text:list>
              </text:list-item>
            </text:list>
          </table:table-cell>
        </table:table-row>
      </table:table>
      <text:list xml:id="list30355439" text:continue-numbering="true" text:style-name="L3">
        <text:list-item>
          <text:list>
            <text:list-header>
              <text:p text:style-name="P108"/>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30356454" text:continue-numbering="true" text:style-name="L3">
              <text:list-item>
                <text:list>
                  <text:list-header>
                    <text:p text:style-name="P108"><text:span text:style-name="Source_20_Text"><text:span text:style-name="T12">$ psql -h www.xxx.yyy.zzz -p 5432 </text:span></text:span><text:span text:style-name="Source_20_Text"><text:span text:style-name="T8">-U portafib -W -d portafib</text:span></text:span></text:p>
                  </text:list-header>
                </text:list>
              </text:list-item>
            </text:list>
          </table:table-cell>
        </table:table-row>
      </table:table>
      <text:list xml:id="list30345805" text:continue-numbering="true" text:style-name="L3">
        <text:list-item>
          <text:list>
            <text:list-header>
              <text:p text:style-name="P108"/>
              <text:list>
                <text:list-header>
                  <text:p text:style-name="P131"/>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91">GRANT ALL PRIVILEGES ON DATABASE "portafib" TO portafib;</text:p>
            <text:p text:style-name="P91">GRANT ALL PRIVILEGES ON SCHEMA PUBLIC TO portafib;</text:p>
          </table:table-cell>
        </table:table-row>
      </table:table>
      <text:p text:style-name="P40"/>
      <text:h text:style-name="Heading_20_3" text:outline-level="3">Importam l'estructura de taules i dades dins la BBDD</text:h>
      <text:p text:style-name="P40"/>
      <text:p text:style-name="P40"/>
      <text:p text:style-name="P40"/>
      <table:table table:name="Tabla31" table:style-name="Tabla31">
        <table:table-column table:style-name="Tabla31.A"/>
        <table:table-row table:style-name="Tabla31.1">
          <table:table-cell table:style-name="Tabla31.A1" office:value-type="string">
            <text:p text:style-name="P80"><text:span text:style-name="T4">\i $HOME/portafib/scripts/bbdd/</text:span><text:span text:style-name="T5">[x.y]</text:span><text:span text:style-name="T4">/</text:span><text:span text:style-name="T5">[sgbd]</text:span><text:span text:style-name="T4">/</text:span><text:span text:style-name="T6">portafib_</text:span><text:span text:style-name="T4">create_schema.sql</text:span></text:p>
            <text:p text:style-name="P80"><text:span text:style-name="T4">\i $HOME/portafib/scripts/bbdd/</text:span><text:span text:style-name="T5">[x.y]</text:span><text:span text:style-name="T4">/</text:span><text:span text:style-name="T5">[sgbd]</text:span><text:span text:style-name="T4">/portafib_create_data.sql</text:span></text:p>
          </table:table-cell>
        </table:table-row>
      </table:table>
      <text:p text:style-name="P40"/>
      <text:p text:style-name="P50"/>
      <table:table table:name="Taula1" table:style-name="Taula1">
        <table:table-column table:style-name="Taula1.A"/>
        <table:table-column table:style-name="Taula1.B"/>
        <table:table-row>
          <table:table-cell table:style-name="Taula1.A1" office:value-type="string">
            <text:p text:style-name="P97"><text:s/><draw:frame draw:style-name="fr4" draw:name="gráficos7" text:anchor-type="as-char" svg:width="1.339cm" svg:height="1.339cm" draw:z-index="37"><draw:image xlink:href="Pictures/10000201000000330000003367444CDA.png" xlink:type="simple" xlink:show="embed" xlink:actuate="onLoad"/></draw:frame></text:p>
          </table:table-cell>
          <table:table-cell table:style-name="Taula1.B1" office:value-type="string">
            <text:p text:style-name="P75">En l'entorn de la CAIB (Govern Balear) <text:s/>els scripts a carregar són els següents:</text:p>
            <table:table table:name="Taula2" table:style-name="Taula2">
              <table:table-column table:style-name="Taula2.A"/>
              <table:table-row>
                <table:table-cell table:style-name="Taula2.A1" office:value-type="string">
                  <text:p text:style-name="P81"><text:span text:style-name="T9">\i $HOME/portafib/scripts/bbdd/</text:span><text:span text:style-name="T10">[x.y]</text:span><text:span text:style-name="T9">/</text:span><text:span text:style-name="T10">[sgbd]</text:span><text:span text:style-name="T9">/</text:span><text:span text:style-name="T11">portafib_</text:span><text:span text:style-name="T9">create_schema_caib.sql</text:span></text:p>
                  <text:p text:style-name="P82"><text:span text:style-name="T9">\i $HOME/portafib/scripts/bbdd/</text:span><text:span text:style-name="T10">[x.y]</text:span><text:span text:style-name="T9">/</text:span><text:span text:style-name="T10">[sgbd]</text:span><text:span text:style-name="T9">/portafib_create_data.sql</text:span></text:p>
                  <text:p text:style-name="P82"><text:span text:style-name="T9">\i $HOME/portafib/scripts/bbdd/</text:span><text:span text:style-name="T10">[x.y]</text:span><text:span text:style-name="T9">/portafib_create_data_caib.sql</text:span><text:span text:style-name="T9"><text:note text:id="ftn6" text:note-class="footnote"><text:note-citation>6</text:note-citation><text:note-body><text:p text:style-name="P76"><text:s text:c="2"/>portafib_create_data_caib.sql: incorpora els tipus de documents del Portafirmas de la CAIB</text:p></text:note-body></text:note></text:span></text:p>
                  <text:p text:style-name="P82"><text:span text:style-name="T9">\i $HOME/portafib/scripts/bbdd/</text:span><text:span text:style-name="T10">[x.y]</text:span><text:span text:style-name="T9">/oracle/portafib_carrecs_caib.sql</text:span><text:span text:style-name="T9"><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5"><text:soft-page-break/></text:p>
            <text:p text:style-name="P75">Important: Abans d'executar el fitxer portafib_carrecs_caib.sql aquest s'ha d'editar per configurar la IP del servidor de PortaFIB.</text:p>
          </table:table-cell>
        </table:table-row>
      </table:table>
      <text:p text:style-name="P50"/>
      <text:p text:style-name="P40"/>
      <text:p text:style-name="P43"><text:tab/>On <text:span text:style-name="T15">[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0"/>
      <text:p text:style-name="P50"/>
      <text:p text:style-name="P50"/>
      <text:h text:style-name="Heading_20_3" text:outline-level="3">Sortir</text:h>
      <text:list xml:id="list30361322" text:continue-numbering="true" text:style-name="L3">
        <text:list-header>
          <text:p text:style-name="P108"/>
        </text:list-header>
      </text:list>
      <table:table table:name="Tabla32" table:style-name="Tabla32">
        <table:table-column table:style-name="Tabla32.A"/>
        <table:table-row>
          <table:table-cell table:style-name="Tabla32.A1" office:value-type="string">
            <text:p text:style-name="P90">\q</text:p>
          </table:table-cell>
        </table:table-row>
      </table:table>
      <text:list xml:id="list30334347" text:continue-numbering="true" text:style-name="L3">
        <text:list-item>
          <text:list>
            <text:list-header>
              <text:p text:style-name="P108"/>
            </text:list-header>
          </text:list>
        </text:list-item>
      </text:list>
      <text:p text:style-name="P39"/>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404193108391852720" text:style-name="L13">
        <text:list-item>
          <text:list>
            <text:list-item>
              <text:list>
                <text:list-item>
                  <text:p text:style-name="P139">Nom de bbdd: seycon</text:p>
                </text:list-item>
                <text:list-item>
                  <text:p text:style-name="P139">Usuari: <text:s/>seycon</text:p>
                </text:list-item>
                <text:list-item>
                  <text:p text:style-name="P139">Contrasenya: seycon</text:p>
                </text:list-item>
                <text:list-item>
                  <text:p text:style-name="P139">Script de creació de bbdd: $HOME/portafib/scripts/development/seycon.sql</text:p>
                </text:list-item>
                <text:list-item>
                  <text:p text:style-name="P13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SVN CheckOut</text:h>
      <text:list xml:id="list7031325833249255781" text:style-name="L14">
        <text:list-header>
          <text:p text:style-name="P109">Estant en el home de l'usuari fer check out d'una branca o un tag executant la següent comanda:</text:p>
        </text:list-header>
      </text:list>
      <text:p text:style-name="P39">BRANCA</text:p>
      <table:table table:name="Tabla23" table:style-name="Tabla23">
        <table:table-column table:style-name="Tabla23.A"/>
        <table:table-row>
          <table:table-cell table:style-name="Tabla23.A1" office:value-type="string">
            <text:p text:style-name="P49">$svn co <text:span text:style-name="T17">http://subversion.ibit.org/portafib/portafib-core/branches/portafib-x.y</text:span></text:p>
          </table:table-cell>
        </table:table-row>
      </table:table>
      <text:p text:style-name="P39"/>
      <text:p text:style-name="P39">BRANCA</text:p>
      <table:table table:name="Taula7" table:style-name="Taula7">
        <table:table-column table:style-name="Taula7.A"/>
        <table:table-row>
          <table:table-cell table:style-name="Taula7.A1" office:value-type="string">
            <text:p text:style-name="P49">$svn co <text:span text:style-name="T17">http://subversion.ibit.org/portafib/portafib-core/tags/portafib-x.y.z/</text:span></text:p>
          </table:table-cell>
        </table:table-row>
      </table:table>
      <text:p text:style-name="P39"/>
      <text:p text:style-name="P39"/>
      <text:h text:style-name="Heading_20_3" text:outline-level="3">Llibreries sense repositori a Internet</text:h>
      <text:list xml:id="list30363755" text:continue-numbering="true" text:style-name="L14">
        <text:list-header>
          <text:p text:style-name="P109">Anar a $HOME/portafib/lib i executar les següents comandes:</text:p>
        </text:list-header>
      </text:list>
      <text:p text:style-name="P39"/>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text:soft-page-break/>Utilitzar Applet ja Firmat</text:h>
      <text:p text:style-name="P39"/>
      <text:list xml:id="list30359280" text:continue-numbering="true" text:style-name="L14">
        <text:list-header>
          <text:p text:style-name="P109">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tab/>En cas que volguem desenvolupar l'applet llavors requerin de dues passes: primera, definir 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
      <table:table table:name="Tabla19" table:style-name="Tabla19">
        <table:table-column table:style-name="Tabla19.A"/>
        <table:table-row>
          <table:table-cell table:style-name="Tabla19.A1" office:value-type="string">
            <text:p text:style-name="Table_20_Contents"><text:s/><text:span text:style-name="T7"><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563492009887070394" text:style-name="L15">
        <text:list-item>
          <text:list>
            <text:list-item>
              <text:p text:style-name="P104">-Pdesenvolupament: s'utilitza en desenvolupament i el que fa es carregar els plugins dins el propi ear de PortaFIB</text:p>
            </text:list-item>
            <text:list-item>
              <text:p text:style-name="P104">-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clean</text:p>
          </table:table-cell>
          <table:table-cell table:style-name="Tabla21.B2" office:value-type="string">
            <text:p text:style-name="P39">Neteja el projecte abans de recompilar</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portafirmas <text:s text:c="5"/></text:p>
          </table:table-cell>
          <table:table-cell table:style-name="Tabla21.B2" office:value-type="string">
            <text:p text:style-name="P39">WS compatible amb l'API del PortaFirmas antic de la CAIB (Context a /portafirmasws)</text:p>
          </table:table-cell>
        </table:table-row>
        <table:table-row table:style-name="Tabla21.1">
          <table:table-cell table:style-name="Tabla21.A2" office:value-type="string">
            <text:p text:style-name="P39">-Pws-portafirmas-callback-server </text:p>
          </table:table-cell>
          <table:table-cell table:style-name="Tabla21.B2" office:value-type="string">
            <text:p text:style-name="P39">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portafib-callback-server</text:p>
          </table:table-cell>
          <table:table-cell table:style-name="Tabla21.B2" office:value-type="string">
            <text:p text:style-name="P39">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39"/>
      <text:p text:style-name="P39"/>
      <text:p text:style-name="P42"><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ext:soft-page-break/>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2557116085447732295" text:style-name="RTF_5f_Num_20_3">
        <text:list-item>
          <text:p text:style-name="P140">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40">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4"/>
      <text:h text:style-name="Heading_20_3" text:outline-level="3">Afegir certificats a keystore:</text:h>
      <table:table table:name="Tabla11" table:style-name="Tabla11">
        <table:table-column table:style-name="Tabla11.A"/>
        <table:table-row>
          <table:table-cell table:style-name="Tabla11.A1" office:value-type="string">
            <text:p text:style-name="P95">keytool -importcert <text:s/>-file CamerFirma_Root.cer -keystore jboss.keystore -storepass fundaciobit</text:p>
            <text:p text:style-name="P95">keytool -importcert <text:s/>-file CamerFirma_Root.cer -keystore jboss.truststore -storepass fundaciobit</text:p>
          </table:table-cell>
        </table:table-row>
      </table:table>
      <text:p text:style-name="P93"/>
      <text:h text:style-name="Heading_20_3" text:outline-level="3">Llistar certificats de keystore</text:h>
      <table:table table:name="Tabla1" table:style-name="Tabla1">
        <table:table-column table:style-name="Tabla1.A"/>
        <table:table-row>
          <table:table-cell table:style-name="Tabla1.A1" office:value-type="string">
            <text:p text:style-name="P94">keytool -list -keystore jboss.keystore -storepass fundaciobit</text:p>
          </table:table-cell>
        </table:table-row>
      </table:table>
      <text:p text:style-name="Text_20_body"/>
      <text:h text:style-name="Heading_20_3" text:outline-level="3">Configurar Navegadors amb Certificats de Client</text:h>
      <text:p text:style-name="P84"/>
      <text:p text:style-name="P84"><text:tab/>Amb els certificats de servidor configurats tal i com estan en els exemples es pot autenticar <text:soft-page-break/>emprant el DNIe i si es vol utilitzar el certificat de l'usuari anadal llavors s'han de configurar els navegador d'aquesta forma:</text:p>
      <text:list xml:id="list8484333910428719045" text:style-name="RTF_5f_Num_20_4">
        <text:list-item>
          <text:p text:style-name="P141">Firefox: Per firefox anirem a l'apartat de certificats i importarem el anadal.crt</text:p>
        </text:list-item>
        <text:list-item>
          <text:p text:style-name="P141">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4"/>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6"/>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98">#!/bin/bash</text:p>
            <text:p text:style-name="P98">### BEGIN INIT INFO</text:p>
            <text:p text:style-name="P9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8">set -e</text:p>
            <text:p text:style-name="P9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9" draw:style-name="Mgr1" draw:text-style-name="MP5" svg:x1="0.062cm" svg:y1="0.056cm" svg:x2="16.995cm" svg:y2="0.03cm"><text:p/></draw:line></text:p>
        <text:p text:style-name="MP4"><text:page-number text:select-page="current">3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09</meta:editing-cycles>
    <meta:editing-duration>PT10H41M45S</meta:editing-duration>
    <meta:initial-creator>Antoni Nadal</meta:initial-creator>
    <dc:date>2015-03-06T10:18:23.62</dc:date>
    <dc:creator>Antoni Nadal</dc:creator>
    <meta:document-statistic meta:table-count="67" meta:image-count="9" meta:object-count="0" meta:page-count="31" meta:paragraph-count="699" meta:word-count="5874" meta:character-count="50228"/>
    <meta:user-defined meta:name="Información 1"/>
    <meta:user-defined meta:name="Información 2"/>
    <meta:user-defined meta:name="Información 3"/>
    <meta:user-defined meta:name="Información 4"/>
  </office:meta>
</office:document-meta>
</file>